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1.59cm" fo:min-width="4.31cm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1.75cm" fo:min-width="4.7cm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1.75cm" fo:min-width="4.9cm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1.75cm" fo:min-width="7.1cm"/>
    </style:style>
    <style:style style:name="gr7" style:family="graphic" style:parent-style-name="standard">
      <style:graphic-properties svg:stroke-color="#000000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5.364cm" style:use-optimal-column-width="false"/>
    </style:style>
    <style:style style:name="co2" style:family="table-column">
      <style:table-column-properties style:column-width="4.377cm" style:use-optimal-column-width="false"/>
    </style:style>
    <style:style style:name="co3" style:family="table-column">
      <style:table-column-properties style:column-width="12cm" style:use-optimal-column-width="false"/>
    </style:style>
    <style:style style:name="ro1" style:family="table-row">
      <style:table-row-properties style:row-height="1.647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956cm"/>
    </style:style>
    <style:style style:name="ro4" style:family="table-row">
      <style:table-row-properties style:row-height="1.496cm"/>
    </style:style>
    <style:style style:name="ro5" style:family="table-row">
      <style:table-row-properties style:row-height="0.937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style:text-properties style:font-name="Liberation Sans1"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style:font-size-asian="18pt" style:font-size-complex="18pt"/>
    </style:style>
    <style:style style:name="P9" style:family="paragraph">
      <style:text-properties style:font-name="Liberation Sans1"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font-name="Liberation Sans1" fo:font-size="18pt" style:font-size-asian="18pt" style:font-size-complex="1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Anomaly Detection (AD) Techniques Comparison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ifferent Techniques</text:p>
          </draw:text-box>
        </draw:frame>
        <draw:custom-shape draw:style-name="gr2" draw:text-style-name="P3" draw:layer="layout" svg:width="6.8cm" svg:height="2.6cm" svg:x="9.4cm" svg:y="6.4cm">
          <text:p text:style-name="P2">Anomaly Dete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2.2cm" svg:y1="9cm" svg:x2="6.6cm" svg:y2="10.4cm">
          <text:p/>
        </draw:line>
        <draw:custom-shape draw:style-name="gr4" draw:text-style-name="P3" xml:id="id3" draw:id="id3" draw:layer="layout" svg:width="5.2cm" svg:height="2cm" svg:x="3.4cm" svg:y="10.4cm">
          <text:p text:style-name="P2">Autoencoders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4cm" svg:y1="9cm" svg:x2="12.4cm" svg:y2="10.6cm">
          <text:p/>
        </draw:line>
        <draw:custom-shape draw:style-name="gr5" draw:text-style-name="P3" xml:id="id1" draw:id="id1" draw:layer="layout" svg:width="5.4cm" svg:height="2cm" svg:x="9.6cm" svg:y="10.4cm">
          <text:p text:style-name="P2">Cluster Analysis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4cm" svg:y1="9cm" svg:x2="19cm" svg:y2="10.6cm">
          <text:p/>
        </draw:line>
        <draw:custom-shape draw:style-name="gr6" draw:text-style-name="P3" xml:id="id5" draw:id="id5" draw:layer="layout" svg:width="7.6cm" svg:height="2cm" svg:x="16cm" svg:y="10.4cm">
          <text:p text:style-name="P2">Unsupervised Learning</text:p>
          <draw:enhanced-geometry svg:viewBox="0 0 21600 21600" draw:type="rectangle" draw:enhanced-path="M 0 0 L 21600 0 21600 21600 0 21600 0 0 Z N"/>
        </draw:custom-shape>
        <draw:frame draw:style-name="standard" xml:id="id2" draw:id="id2" draw:layer="layout" svg:width="5.363cm" svg:height="4.976cm" svg:x="9.562cm" svg:y="13.16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K-Means Clustering</text:p>
              </table:table-cell>
            </table:table-row>
            <table:table-row table:style-name="ro1">
              <table:table-cell table:style-name="ce1">
                <text:p text:style-name="P2">HCA</text:p>
              </table:table-cell>
            </table:table-row>
            <table:table-row table:style-name="ro1">
              <table:table-cell table:style-name="ce1">
                <text:p text:style-name="P2">DBSCAN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7" draw:text-style-name="P2" draw:layer="layout" svg:x1="9.6cm" svg:y1="11.4cm" svg:x2="9.562cm" svg:y2="15.655cm" draw:start-shape="id1" draw:end-shape="id2" svg:d="M9600 11400h-540v4255h502" svg:viewBox="0 0 541 4256">
          <text:p/>
        </draw:connector>
        <draw:frame draw:style-name="standard" xml:id="id4" draw:id="id4" draw:layer="layout" svg:width="4.376cm" svg:height="2.927cm" svg:x="3.754cm" svg:y="13.393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 text:style-name="P2">LSTM</text:p>
              </table:table-cell>
            </table:table-row>
            <table:table-row table:style-name="ro3">
              <table:table-cell table:style-name="gray2"/>
            </table:table-row>
          </table:table>
          <draw:image xlink:href="Pictures/TablePreview2.svm" xlink:type="simple" xlink:show="embed" xlink:actuate="onLoad"/>
        </draw:frame>
        <draw:connector draw:style-name="gr7" draw:text-style-name="P2" draw:layer="layout" svg:x1="3.4cm" svg:y1="11.4cm" svg:x2="3.754cm" svg:y2="14.856cm" draw:start-shape="id3" draw:end-shape="id4" svg:d="M3400 11400h-501v3456h855" svg:viewBox="0 0 856 3457">
          <text:p/>
        </draw:connector>
        <draw:frame draw:style-name="standard" xml:id="id6" draw:id="id6" draw:layer="layout" svg:width="5.363cm" svg:height="4.789cm" svg:x="17.3cm" svg:y="13.298cm">
          <table:table table:template-name="default" table:use-first-row-styles="true" table:use-banding-rows-styles="true">
            <table:table-column table:style-name="co1"/>
            <table:table-row table:style-name="ro4">
              <table:table-cell table:style-name="ce1">
                <text:p text:style-name="P2">SOM</text:p>
              </table:table-cell>
            </table:table-row>
            <table:table-row table:style-name="ro1">
              <table:table-cell table:style-name="ce1">
                <text:p text:style-name="P2">LCA?</text:p>
              </table:table-cell>
            </table:table-row>
            <table:table-row table:style-name="ro1">
              <table:table-cell table:style-name="ce1">
                <text:p text:style-name="P2">Isolation Forest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7" draw:text-style-name="P2" draw:layer="layout" svg:x1="23.6cm" svg:y1="11.4cm" svg:x2="22.663cm" svg:y2="15.692cm" draw:start-shape="id5" draw:end-shape="id6" svg:d="M23600 11400h501v4292h-1438" svg:viewBox="0 0 1439 4293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LSTM Autoencoder</text:p>
          </draw:text-box>
        </draw:frame>
        <draw:frame draw:style-name="standard" draw:layer="layout" svg:width="23.999cm" svg:height="4.598cm" svg:x="2cm" svg:y="6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5" table:default-cell-style-name="ce2">
              <table:table-cell>
                <text:p text:style-name="P5"><text:span text:style-name="T1">Advantages</text:span></text:p>
              </table:table-cell>
              <table:table-cell>
                <text:p text:style-name="P5"><text:span text:style-name="T1">Disadvantages</text:span></text:p>
              </table:table-cell>
            </table:table-row>
            <table:table-row table:style-name="ro5" table:default-cell-style-name="gray2">
              <table:table-cell>
                <text:p>Persist information for later use.</text:p>
              </table:table-cell>
              <table:table-cell>
                <text:p>Lossy.</text:p>
              </table:table-cell>
            </table:table-row>
            <table:table-row table:style-name="ro5" table:default-cell-style-name="gray1">
              <table:table-cell>
                <text:p>Good for high-dimensions.</text:p>
              </table:table-cell>
              <table:table-cell>
                <text:p>Train with imbalanced or only behaviour/class.</text:p>
              </table:table-cell>
            </table:table-row>
            <table:table-row table:style-name="ro5" table:default-cell-style-name="gray2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8" draw:text-style-name="P6" draw:layer="layout" svg:width="22.2cm" svg:height="1.673cm" svg:x="1.92cm" svg:y="15.001cm">
          <draw:text-box>
            <text:p>Notes: RNN’s have problem of handling long-term dependencies. LSTM fixes that problem by focusing on the long term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7" draw:layer="layout" svg:width="24.599cm" svg:height="3.507cm" svg:x="2cm" svg:y="0.836cm" presentation:class="title" presentation:user-transformed="true">
          <draw:text-box>
            <text:p><text:span text:style-name="T2">K-</text:span><text:span text:style-name="T2">Mean</text:span><text:span text:style-name="T2">s </text:span><text:span text:style-name="T2">Clust</text:span><text:span text:style-name="T2">ering</text:span></text:p>
          </draw:text-box>
        </draw:frame>
        <draw:frame draw:style-name="standard" draw:layer="layout" svg:width="23.999cm" svg:height="5.57cm" svg:x="2cm" svg:y="6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5" table:default-cell-style-name="ce2">
              <table:table-cell>
                <text:p text:style-name="P5"><text:span text:style-name="T1">Advantages</text:span></text:p>
              </table:table-cell>
              <table:table-cell>
                <text:p text:style-name="P5"><text:span text:style-name="T1">Disadvantages</text:span></text:p>
              </table:table-cell>
            </table:table-row>
            <table:table-row table:style-name="ro5" table:default-cell-style-name="gray2">
              <table:table-cell>
                <text:p>Suitable for large databases.</text:p>
              </table:table-cell>
              <table:table-cell>
                <text:p>Need to decide on number of clusters beforehand.</text:p>
              </table:table-cell>
            </table:table-row>
            <table:table-row table:style-name="ro5">
              <table:table-cell table:style-name="gray1">
                <text:p>Computationally cheap.</text:p>
              </table:table-cell>
              <table:table-cell table:style-name="ce3">
                <text:p text:style-name="P8"><text:span text:style-name="T3">Only handles numerical data.</text:span></text:p>
              </table:table-cell>
            </table:table-row>
            <table:table-row table:style-name="ro5">
              <table:table-cell table:style-name="gray2">
                <text:p>Tight clusters.</text:p>
              </table:table-cell>
              <table:table-cell table:style-name="ce3">
                <text:p text:style-name="P8"><text:span text:style-name="T3">Need balanced clusters.</text:span></text:p>
              </table:table-cell>
            </table:table-row>
            <table:table-row table:style-name="ro5" table:default-cell-style-name="gray1">
              <table:table-cell>
                <text:p>Easy to interpret.</text:p>
              </table:table-cell>
              <table:table-cell>
                <text:p>Limited Applicability.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6" draw:layer="layout" svg:width="22.2cm" svg:height="1.673cm" svg:x="1.92cm" svg:y="15.001cm">
          <draw:text-box>
            <text:p>Notes: Example of flat clustering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text-style-name="P7" draw:layer="layout" svg:width="24.599cm" svg:height="3.507cm" svg:x="2cm" svg:y="0.836cm" presentation:class="title" presentation:user-transformed="true">
          <draw:text-box>
            <text:p><text:span text:style-name="T2">Hiera</text:span><text:span text:style-name="T2">rchica</text:span><text:span text:style-name="T2">l </text:span><text:span text:style-name="T2">Clust</text:span><text:span text:style-name="T2">er </text:span><text:span text:style-name="T2">Analy</text:span><text:span text:style-name="T2">sis</text:span></text:p>
          </draw:text-box>
        </draw:frame>
        <draw:frame draw:style-name="standard" draw:layer="layout" svg:width="23.999cm" svg:height="6.02cm" svg:x="2cm" svg:y="6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5" table:default-cell-style-name="ce2">
              <table:table-cell>
                <text:p text:style-name="P5"><text:span text:style-name="T1">Advantages</text:span></text:p>
              </table:table-cell>
              <table:table-cell>
                <text:p text:style-name="P5"><text:span text:style-name="T1">Disadvantages</text:span></text:p>
              </table:table-cell>
            </table:table-row>
            <table:table-row table:style-name="ro5" table:default-cell-style-name="gray2">
              <table:table-cell>
                <text:p>Easy to understand and interpret results. (Dendogram)</text:p>
              </table:table-cell>
              <table:table-cell>
                <text:p>May provide poor results. Also, results are not a unique partitioning.</text:p>
              </table:table-cell>
            </table:table-row>
            <table:table-row table:style-name="ro5">
              <table:table-cell table:style-name="gray1">
                <text:p>Wide variety of distance metric and linkage criteria can be used to get optimal results.</text:p>
              </table:table-cell>
              <table:table-cell table:style-name="ce3">
                <text:p text:style-name="P8"><text:span text:style-name="T3">Computationally expensive.</text:span></text:p>
              </table:table-cell>
            </table:table-row>
            <table:table-row table:style-name="ro5">
              <table:table-cell table:style-name="gray2"/>
              <table:table-cell table:style-name="ce3">
                <text:p text:style-name="P9">Not robust against outliers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9" draw:text-style-name="P6" draw:layer="layout" svg:width="22.2cm" svg:height="2.384cm" svg:x="1.92cm" svg:y="15cm">
          <draw:text-box>
            <text:p>Notes: Dendogram is most accurate at the bottom. They cannot point to how many clusters there should be. Greedy algorithm. It belongs in connectivity-based clustering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text-style-name="P7" draw:layer="layout" svg:width="24.599cm" svg:height="3.507cm" svg:x="2cm" svg:y="0.836cm" presentation:class="title" presentation:user-transformed="true">
          <draw:text-box>
            <text:p><text:span text:style-name="T2">DBSC</text:span><text:span text:style-name="T2">AN</text:span></text:p>
          </draw:text-box>
        </draw:frame>
        <draw:frame draw:style-name="standard" draw:layer="layout" svg:width="23.999cm" svg:height="5.309cm" svg:x="2cm" svg:y="6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5" table:default-cell-style-name="ce2">
              <table:table-cell>
                <text:p text:style-name="P5"><text:span text:style-name="T1">Advantages</text:span></text:p>
              </table:table-cell>
              <table:table-cell>
                <text:p text:style-name="P5"><text:span text:style-name="T1">Disadvantages</text:span></text:p>
              </table:table-cell>
            </table:table-row>
            <table:table-row table:style-name="ro5" table:default-cell-style-name="gray2">
              <table:table-cell>
                <text:p>Deterministic.</text:p>
              </table:table-cell>
              <table:table-cell>
                <text:p>Some kind of density drop is expected to detect cluster borders.</text:p>
              </table:table-cell>
            </table:table-row>
            <table:table-row table:style-name="ro5">
              <table:table-cell table:style-name="gray1">
                <text:p>Robust against outliers.</text:p>
              </table:table-cell>
              <table:table-cell table:style-name="ce3">
                <text:p text:style-name="P8"><text:span text:style-name="T3">Altering densities cause problems.</text:span></text:p>
              </table:table-cell>
            </table:table-row>
            <table:table-row table:style-name="ro5">
              <table:table-cell table:style-name="gray2">
                <text:p>Widely used and proven to be good for dense datasets. (in anomaly detection).</text:p>
              </table:table-cell>
              <table:table-cell table:style-name="ce3"/>
            </table:table-row>
          </table:table>
          <draw:image xlink:href="Pictures/TablePreview7.svm" xlink:type="simple" xlink:show="embed" xlink:actuate="onLoad"/>
        </draw:frame>
        <draw:frame draw:style-name="gr8" draw:text-style-name="P6" draw:layer="layout" svg:width="22.2cm" svg:height="1.673cm" svg:x="1.92cm" svg:y="15cm">
          <draw:text-box>
            <text:p>Notes: Most popular implementation of Density-based clustering. It is also sensitive to clustering parameters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text-style-name="P7" draw:layer="layout" svg:width="24.599cm" svg:height="3.507cm" svg:x="2cm" svg:y="0.836cm" presentation:class="title" presentation:user-transformed="true">
          <draw:text-box>
            <text:p><text:span text:style-name="T2">Self-</text:span><text:span text:style-name="T2">Organ</text:span><text:span text:style-name="T2">izing </text:span><text:span text:style-name="T2">Maps </text:span><text:span text:style-name="T2">(SOM</text:span><text:span text:style-name="T2">)</text:span><text:span text:style-name="T2"><text:tab/></text:span></text:p>
          </draw:text-box>
        </draw:frame>
        <draw:frame draw:style-name="standard" draw:layer="layout" svg:width="23.999cm" svg:height="4.337cm" svg:x="2cm" svg:y="6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5" table:default-cell-style-name="ce2">
              <table:table-cell>
                <text:p text:style-name="P5"><text:span text:style-name="T1">Advantages</text:span></text:p>
              </table:table-cell>
              <table:table-cell>
                <text:p text:style-name="P5"><text:span text:style-name="T1">Disadvantages</text:span></text:p>
              </table:table-cell>
            </table:table-row>
            <table:table-row table:style-name="ro5">
              <table:table-cell table:style-name="gray2">
                <text:p>Deterministic</text:p>
              </table:table-cell>
              <table:table-cell table:style-name="ce3">
                <text:p text:style-name="P8"><text:span text:style-name="T3">The time for preparing model is slow, hard to train against slowly evolving data</text:span></text:p>
              </table:table-cell>
            </table:table-row>
            <table:table-row table:style-name="ro5">
              <table:table-cell table:style-name="gray1">
                <text:p>Can be combined with other methods (i.e. Hierarchical clustering)</text:p>
              </table:table-cell>
              <table:table-cell table:style-name="ce3">
                <text:p text:style-name="P8"><text:span text:style-name="T3">Results may not be easy to interpret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8" draw:text-style-name="P6" draw:layer="layout" svg:width="22.2cm" svg:height="1.673cm" svg:x="3cm" svg:y="15cm">
          <draw:text-box>
            <text:p>Notes: Deals in Neighbourhoods instead of distances (might be good or bad depending on purpose)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text-style-name="P7" draw:layer="layout" svg:width="24.599cm" svg:height="3.507cm" svg:x="2cm" svg:y="0.836cm" presentation:class="title" presentation:user-transformed="true">
          <draw:text-box>
            <text:p><text:span text:style-name="T2">Isolat</text:span><text:span text:style-name="T2">ion </text:span><text:span text:style-name="T2">Fores</text:span><text:span text:style-name="T2">t </text:span><text:span text:style-name="T2">(iFore</text:span><text:span text:style-name="T2">st)</text:span></text:p>
          </draw:text-box>
        </draw:frame>
        <draw:frame draw:style-name="standard" draw:layer="layout" svg:width="23.999cm" svg:height="4.598cm" svg:x="2cm" svg:y="6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5" table:default-cell-style-name="ce2">
              <table:table-cell>
                <text:p text:style-name="P5"><text:span text:style-name="T1">Advantages</text:span></text:p>
              </table:table-cell>
              <table:table-cell>
                <text:p text:style-name="P5"><text:span text:style-name="T1">Disadvantages</text:span></text:p>
              </table:table-cell>
            </table:table-row>
            <table:table-row table:style-name="ro5">
              <table:table-cell table:style-name="gray2">
                <text:p>Computationally cheap.</text:p>
              </table:table-cell>
              <table:table-cell table:style-name="ce3">
                <text:p text:style-name="P8"><text:span text:style-name="T3">Bias reduces </text:span><text:span text:style-name="T3">anomaly score’s </text:span><text:span text:style-name="T3">reliability.</text:span></text:p>
              </table:table-cell>
            </table:table-row>
            <table:table-row table:style-name="ro5">
              <table:table-cell table:style-name="gray1">
                <text:p>Deal with high-dimensional data.</text:p>
              </table:table-cell>
              <table:table-cell table:style-name="ce3"/>
            </table:table-row>
            <table:table-row table:style-name="ro5">
              <table:table-cell table:style-name="gray2">
                <text:p>Can be trained with or without anomalies.</text:p>
              </table:table-cell>
              <table:table-cell table:style-name="ce3"/>
            </table:table-row>
          </table:table>
          <draw:image xlink:href="Pictures/TablePreview9.svm" xlink:type="simple" xlink:show="embed" xlink:actuate="onLoad"/>
        </draw:frame>
        <draw:frame draw:style-name="gr8" draw:text-style-name="P6" draw:layer="layout" svg:width="22.2cm" svg:height="1.673cm" svg:x="3cm" svg:y="15cm">
          <draw:text-box>
            <text:p>Notes: Extended Isolation Forest (EIF) improve the consistency and reliability of the anomaly score produced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text-style-name="P7" draw:layer="layout" svg:width="24.599cm" svg:height="3.507cm" svg:x="2cm" svg:y="0.836cm" presentation:class="title" presentation:user-transformed="true">
          <draw:text-box>
            <text:p><text:span text:style-name="T2">Laten</text:span><text:span text:style-name="T2">t </text:span><text:span text:style-name="T2">Class </text:span><text:span text:style-name="T2">Analy</text:span><text:span text:style-name="T2">sis </text:span><text:span text:style-name="T2">(LCA)</text:span></text:p>
          </draw:text-box>
        </draw:frame>
        <draw:frame draw:style-name="standard" draw:layer="layout" svg:width="23.999cm" svg:height="2.915cm" svg:x="2cm" svg:y="6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5" table:default-cell-style-name="ce2">
              <table:table-cell>
                <text:p text:style-name="P5"><text:span text:style-name="T4">Advantages</text:span></text:p>
              </table:table-cell>
              <table:table-cell>
                <text:p text:style-name="P5"><text:span text:style-name="T4">Disadvantages</text:span></text:p>
              </table:table-cell>
            </table:table-row>
            <table:table-row table:style-name="ro5" table:default-cell-style-name="gray2">
              <table:table-cell/>
              <table:table-cell/>
            </table:table-row>
            <table:table-row table:style-name="ro5">
              <table:table-cell table:style-name="gray1"/>
              <table:table-cell table:style-name="ce3"/>
            </table:table-row>
          </table:table>
          <draw:image xlink:href="Pictures/TablePreview10.svm" xlink:type="simple" xlink:show="embed" xlink:actuate="onLoad"/>
        </draw:frame>
        <draw:frame draw:style-name="gr10" draw:text-style-name="P10" draw:layer="layout" svg:width="22.2cm" svg:height="0.962cm" svg:x="3cm" svg:y="15cm">
          <draw:text-box>
            <text:p><text:span text:style-name="T5">Notes: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1T10:35:55.078633401</meta:creation-date>
    <meta:editing-duration>PT4H33M1S</meta:editing-duration>
    <meta:editing-cycles>10</meta:editing-cycles>
    <meta:generator>LibreOffice/6.0.7.3$Linux_X86_64 LibreOffice_project/00m0$Build-3</meta:generator>
    <dc:title>Impress</dc:title>
    <dc:date>2019-10-22T19:30:52.136696821</dc:date>
    <meta:document-statistic meta:object-count="89"/>
  </office:meta>
</office:document-meta>
</file>